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78F72C91BE855493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P29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2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4caba8"/>
    </style:style>
    <style:style style:name="T10" style:family="text">
      <style:text-properties officeooo:rsid="004e4f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9d07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37e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Montreuil_20_gras"><text:span text:style-name="T2"/></text:span></text:p>
      <text:p text:style-name="P2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postal_address]</text:p>
          </table:table-cell>
        </table:table-row>
      </table:table>
      <text:p text:style-name="P3"><text:span text:style-name="Montreuil_20_gras"><text:span text:style-name="T14"/></text:span></text:p>
      <text:p text:style-name="P4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5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3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9-04-16T15:57:55.705984770">16 avril 2019</text:date></text:span></text:p>
      <text:p text:style-name="P12"><text:s/></text:p>
      <text:p text:style-name="P13"/>
      <text:p text:style-name="P13"/>
      <text:p text:style-name="P14">[contact.title] [contact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7">------------------------------------------------</text:span> (nature de la demande).</text:p>
      <text:p text:style-name="P16"/>
      <text:p text:style-name="P25">Votre demande est susceptible de faire l'objet d'une décision implicite <text:span text:style-name="T15">de rejet en l'absence de réponse dans les </text:span><text:span text:style-name="T8">XX</text:span><text:span text:style-name="T15"> jours suivant sa réception, soit le </text:span><text:span text:style-name="T11">[res_letterbox.process_limit_date]</text:span><text:span text:style-name="T15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2989464650" text:style-name="L1">
        <text:list-item>
          <text:p text:style-name="P29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1">Dans ce cas, le délai de décision implicite de rejet sera alors suspendu le temps de produire les pièces demandées.</text:p>
        </text:list-item>
      </text:list>
      <text:p text:style-name="P27"/>
      <text:p text:style-name="P27">Si vous estimez que la décision prise par la Ville de <text:span text:style-name="T9">Maarch-les-Bains</text:span> est contestable, vous pourrez formuler :</text:p>
      <text:list xml:id="list837085204" text:style-name="L2">
        <text:list-item>
          <text:p text:style-name="P32">soit un recours gracieux devant l'auteur de la décision</text:p>
        </text:list-item>
        <text:list-item>
          <text:p text:style-name="P32">soit un recours hiérarchique devant l’autorité supérieure (si la est décision prise par le Maire au nom de l’État)</text:p>
        </text:list-item>
        <text:list-item>
          <text:p text:style-name="P32">soit un recours contentieux.</text:p>
        </text:list-item>
      </text:list>
      <text:p text:style-name="P27">Vous disposez d’un délai de deux mois pour exercer un recours gracieux ou hiérarchique. </text:p>
      <text:p text:style-name="P18"/>
      <text:p text:style-name="P19">L’exercice d’un recours gracieux ou hiérarchique conserve le délai de recours contentieux. </text:p>
      <text:p text:style-name="P19">Le recours contentieux doit être exercé dans un délai de deux mois à compter de la décision initiale ou de la décision prise sur recours gracieux ou hiérarchique.</text:p>
      <text:p text:style-name="P19"><text:soft-page-break/>En cas de recours contentieux, celui-ci sera exercé auprès du Tribunal administratif de Maarch-les-Bains.</text:p>
      <text:p text:style-name="P18"/>
      <text:p text:style-name="P17"/>
      <text:p text:style-name="P17">Pour tout renseignement concernant votre dossier, vous pouvez contacter :</text:p>
      <text:p text:style-name="P17"/>
      <text:p text:style-name="P17">le service instructeur compétent : (Service – Direction)</text:p>
      <text:list xml:id="list3216115448" text:style-name="L3">
        <text:list-item>
          <text:p text:style-name="P30">par téléphone : (N° de ligne direct<text:span text:style-name="T12">e</text:span>) </text:p>
        </text:list-item>
        <text:list-item>
          <text:p text:style-name="P30">ou par messagerie électronique : (Messagerie de l’agent chargé du dossier).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10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59M46S</meta:editing-duration>
    <meta:editing-cycles>27</meta:editing-cycles>
    <meta:generator>LibreOffice/6.0.7.3$Linux_X86_64 LibreOffice_project/00m0$Build-3</meta:generator>
    <dc:date>2019-04-16T15:57:55.579060720</dc:date>
    <meta:print-date>2016-06-06T11:07:27.701000000</meta:print-date>
    <meta:document-statistic meta:table-count="2" meta:image-count="1" meta:object-count="0" meta:page-count="2" meta:paragraph-count="35" meta:word-count="326" meta:character-count="2254" meta:non-whitespace-character-count="1936"/>
  </office:meta>
</office:document-meta>
</file>